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0" style:family="paragraph" style:parent-style-name="Standard">
      <style:paragraph-properties fo:break-before="auto" fo:break-after="auto"/>
    </style:style>
    <style:style style:name="P11" style:family="paragraph" style:parent-style-name="Heading_20_1" style:list-style-name="WWNum1"/>
    <style:style style:name="P12"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aczyuw2yex2w"/><text:span text:style-name="T1">Sistemas Informáticos (Computer Systems)</text:span><text:span text:style-name="T2"><text:line-break/></text:span><text:span text:style-name="T3">Unit 07. Activities 01</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 Alfredo Oltra</text:span><draw:frame draw:style-name="fr3" draw:name="image1.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December 2023</text:span></text:p>
      <text:p text:style-name="P5"/>
      <text:p text:style-name="P4"><text:span text:style-name="T6">Unit 07. Activities 01</text:span></text:p>
      <text:list xml:id="list337524985" text:style-name="WWNum1">
        <text:list-item>
          <text:p text:style-name="P11"><text:bookmark text:name="_dbh0n1vac4c8"/>Exercise 01</text:p>
        </text:list-item>
      </text:list>
      <text:p text:style-name="Standard">What is the function of the battery that is in the motherboard? What happens when it runs out?</text:p>
      <text:list xml:id="list105209760207118" text:continue-numbering="true" text:style-name="WWNum1">
        <text:list-item>
          <text:p text:style-name="P11"><text:bookmark text:name="_7osrzje1iuuo"/>Exercise 02</text:p>
        </text:list-item>
      </text:list>
      <text:p text:style-name="Standard">In the documentation, we have talked about some internal connectors, but there are others who have not said anything. For example, some motherboards have a WOL connector. Can you describe it and indicate what is its function?</text:p>
      <text:list xml:id="list105209235885069" text:continue-numbering="true" text:style-name="WWNum1">
        <text:list-item>
          <text:p text:style-name="P11"><text:bookmark text:name="_dn5vexgpbyc9"/>Exercise 03</text:p>
        </text:list-item>
      </text:list>
      <text:p text:style-name="Standard">Following the previous question, there are still other internal connectors, like the ports I/O: IDE, FDD, SATA, USB, FireWire. Find out about them showing their shape (photo), as silk-screened on the motherboard, which connect, which speeds support, 4etc. <text:s text:c="2"/></text:p>
      <text:list xml:id="list105209428980578" text:continue-numbering="true" text:style-name="WWNum1">
        <text:list-item>
          <text:p text:style-name="P11"><text:bookmark text:name="_v2ohf99dyruz"/>Exercise 04</text:p>
        </text:list-item>
      </text:list>
      <text:p text:style-name="Standard">What is the difference between suspend and hibernate a computer? And between warm start and cold start? Discuss it in forum.</text:p>
      <text:list xml:id="list105208688616752" text:continue-numbering="true" text:style-name="WWNum1">
        <text:list-item>
          <text:p text:style-name="P11"><text:bookmark text:name="_l8pqftxcu17n"/>Exercise 05</text:p>
        </text:list-item>
      </text:list>
      <text:p text:style-name="Standard">When a transmission is in parallel and when it is in serial mode? Define it. Share your opinion about what is faster in forum.</text:p>
      <text:list xml:id="list105209224922302" text:continue-numbering="true" text:style-name="WWNum1">
        <text:list-item>
          <text:p text:style-name="P11"><text:bookmark text:name="_ac3olzc5cse7"/>Exercise 06</text:p>
        </text:list-item>
      </text:list>
      <text:p text:style-name="Standard">Find one motherboard for Intel processors and one for AMD processors? What chipset incorporates? What features does each of them?</text:p>
      <text:list xml:id="list105209640921518" text:continue-numbering="true" text:style-name="WWNum1">
        <text:list-item>
          <text:p text:style-name="P11"><text:bookmark text:name="_ygckmo620yjg"/><text:soft-page-break/>Exercise 07</text:p>
        </text:list-item>
      </text:list>
      <text:p text:style-name="Standard">For each of the motherboard you have chosen in the activity 6. What memory distribution would you do? What kind of memory? Could you put ECC modules? How much it would cost (€)?</text:p>
      <text:list xml:id="list105209656227330" text:continue-numbering="true" text:style-name="WWNum1">
        <text:list-item>
          <text:p text:style-name="P11"><text:bookmark text:name="_h7lafd3cqe94"/>Exercise 08</text:p>
        </text:list-item>
      </text:list>
      <text:p text:style-name="Standard">For each of the motherboard you have selected in the activity 6, indicate where is the processor, north bridge, south bridge and BIOS/UEFI.</text:p>
      <text:list xml:id="list105210176207463" text:continue-numbering="true" text:style-name="WWNum1">
        <text:list-item>
          <text:p text:style-name="P11"><text:bookmark text:name="_r69t75gq2wfo"/>Exercise 09</text:p>
        </text:list-item>
      </text:list>
      <text:p text:style-name="Standard"><text:s/>Answer the following questions:</text:p>
      <text:p text:style-name="Standard"><text:tab/>1. Physical definition of processor, functions.</text:p>
      <text:p text:style-name="Standard"><text:tab/>2. How does a dual-core architecture work?</text:p>
      <text:p text:style-name="Standard"><text:tab/>3. Difference between multicore and multiprocessor system.</text:p>
      <text:p text:style-name="Standard"><text:tab/>4. Which are the elements of a dual-core CPU? Make a diagram.</text:p>
      <text:list xml:id="list105208421315243" text:continue-numbering="true" text:style-name="WWNum1">
        <text:list-item>
          <text:p text:style-name="P11"><text:bookmark text:name="_m95mbof8tqrq"/>Exercise 10</text:p>
        </text:list-item>
      </text:list>
      <text:p text:style-name="Standard">Analyzes the different ways of cooling that a processor can have. What is the sink? Why it has this shape?. Can the fan change its frequency to cool more? How it detects that it have to turn faster?</text:p>
      <text:list xml:id="list105208908317964" text:continue-numbering="true" text:style-name="WWNum1">
        <text:list-item>
          <text:p text:style-name="P11"><text:bookmark text:name="_h4x4c1hq0fzm"/>Exercise 11</text:p>
        </text:list-item>
      </text:list>
      <text:p text:style-name="Standard">Download the Everest, AIDA or similar application and analyzes your computer. Make a table in which all the elements studied so far appear, and share them in forum.</text:p>
      <text:list xml:id="list105208657502422" text:continue-numbering="true" text:style-name="WWNum1">
        <text:list-item>
          <text:p text:style-name="P11"><text:bookmark text:name="_56hcchvrgop7"/>Exercise 12</text:p>
        </text:list-item>
      </text:list>
      <text:p text:style-name="Standard">Research and discuss your conclusions on the following topic: Monitoring the motherboard and equipment management.</text:p>
      <text:list xml:id="list105208602010690" text:continue-numbering="true" text:style-name="WWNum1">
        <text:list-item>
          <text:p text:style-name="P11"><text:bookmark text:name="_hw6ny1bsn8av"/>Exercise 13</text:p>
        </text:list-item>
      </text:list>
      <text:p text:style-name="Standard">Knowing a little bit of history is a good idea to place us in a context. Make a chronology of microprocessors for PCs, starting with the 8088. What is Moore's La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7. Hardware components</text:span></text:p>
      </style:header>
      <style:footer>
        <text:p text:style-name="MP4"><text:span text:style-name="MT1">CFGS DAM/DAW<text:tab/><text:tab/>Unit 07 - Page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37" meta:word-count="436" meta:character-count="2571" meta:non-whitespace-character-count="2174"/>
    <meta:generator>LibreOfficeDev/6.0.5.2$Linux_X86_64 LibreOffice_project/</meta:generator>
  </office:meta>
</office:document-meta>
</file>